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10.25cm" fo:min-width="14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cm" fo:min-width="2.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18cm" fo:min-width="1.48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.6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1cm"/>
      <style:paragraph-properties style:writing-mode="lr-tb"/>
    </style:style>
    <style:style style:name="gr9" style:family="graphic" style:parent-style-name="objectwithoutfill">
      <style:graphic-properties svg:stroke-color="#00a933" draw:marker-end="Arrow" draw:marker-end-width="0.3cm" draw:fill="solid" draw:fill-color="#00a933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47cm" fo:min-width="0.44cm"/>
    </style:style>
    <style:style style:name="gr11" style:family="graphic" style:parent-style-name="objectwithoutfill">
      <style:graphic-properties svg:stroke-width="0.081cm" svg:stroke-color="#ed4c05" draw:marker-start-width="0.321cm" draw:marker-end-width="0.321cm" draw:fill="solid" draw:fill-color="#ed4c05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5cm" fo:min-width="0.4cm"/>
      <style:paragraph-properties style:writing-mode="lr-tb"/>
    </style:style>
    <style:style style:name="gr13" style:family="graphic" style:parent-style-name="standard">
      <style:graphic-properties draw:fill-color="#ffffff" draw:opacity="0%" draw:textarea-horizontal-align="justify" draw:textarea-vertical-align="middle" draw:auto-grow-height="false" fo:min-height="14.53cm" fo:min-width="20.4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45cm" fo:min-width="2.3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0.7cm"/>
      <style:paragraph-properties style:writing-mode="lr-tb"/>
    </style:style>
    <style:style style:name="gr17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19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9.75cm" fo:min-width="6.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3cm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75cm" fo:min-width="5.9cm" fo:padding-top="0.151cm" fo:padding-bottom="0.151cm" fo:padding-left="0.276cm" fo:padding-right="0.27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75cm" fo:min-width="8.6cm"/>
      <style:paragraph-properties style:writing-mode="lr-tb"/>
    </style:style>
    <style:style style:name="gr28" style:family="graphic" style:parent-style-name="standard">
      <style:graphic-properties draw:stroke="none" draw:fill="none" fo:min-height="0.25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5cm" fo:min-width="2.3cm"/>
      <style:paragraph-properties style:writing-mode="lr-tb"/>
    </style:style>
    <style:style style:name="gr30" style:family="graphic" style:parent-style-name="objectwithoutfill">
      <style:graphic-properties svg:stroke-width="0.035cm" svg:stroke-color="#3faf46" draw:marker-start-width="0.252cm" draw:marker-end="Arrow" draw:marker-end-width="0.352cm" draw:fill="solid" draw:fill-color="#3faf46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3faf4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color="#ffffff" draw:fill="none" draw:textarea-horizontal-align="justify" draw:textarea-vertical-align="middle" draw:auto-grow-height="false" fo:min-height="0.45cm" fo:min-width="3.9cm"/>
      <style:paragraph-properties style:writing-mode="lr-tb"/>
    </style:style>
    <style:style style:name="gr33" style:family="graphic" style:parent-style-name="standard">
      <style:graphic-properties draw:fill-color="#ffffff" draw:opacity="0%" draw:textarea-horizontal-align="justify" draw:textarea-vertical-align="middle" draw:auto-grow-height="false" fo:min-height="10.23cm" fo:min-width="14.28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45cm" fo:min-width="2.5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45cm" fo:min-width="1.598cm"/>
      <style:paragraph-properties style:writing-mode="lr-tb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0.45cm" fo:min-width="1.498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39" style:family="graphic" style:parent-style-name="standard">
      <style:graphic-properties svg:stroke-color="#f10d0c" draw:fill-color="#ffffff" draw:textarea-horizontal-align="justify" draw:textarea-vertical-align="middle" draw:auto-grow-height="false" fo:min-height="0.647cm" fo:min-width="0.44cm"/>
    </style:style>
    <style:style style:name="gr40" style:family="graphic" style:parent-style-name="standard">
      <style:graphic-properties svg:stroke-color="#f10d0c" draw:fill="none" draw:textarea-horizontal-align="justify" draw:textarea-vertical-align="middle" draw:auto-grow-height="false" fo:min-height="0.174cm" fo:min-width="0cm"/>
      <style:paragraph-properties style:writing-mode="lr-tb"/>
    </style:style>
    <style:style style:name="gr41" style:family="graphic" style:parent-style-name="objectwithoutfill">
      <style:graphic-properties svg:stroke-color="#f10d0c" draw:marker-end="Arrow" draw:marker-end-width="0.3cm" draw:fill="solid" draw:fill-color="#f10d0c" draw:textarea-vertical-align="middle"/>
    </style:style>
    <style:style style:name="gr42" style:family="graphic" style:parent-style-name="standard">
      <style:graphic-properties draw:stroke="dash" draw:stroke-dash="Long_20_Dash" svg:stroke-width="0.035cm" svg:stroke-color="#f10d0c" draw:marker-start-width="0.252cm" draw:marker-end-width="0.252cm" draw:fill="none" draw:textarea-horizontal-align="justify" draw:textarea-vertical-align="middle" draw:auto-grow-height="false" fo:min-height="1.45cm" fo:min-width="1.3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Long_20_Dash" svg:stroke-width="0.035cm" svg:stroke-color="#f10d0c" draw:marker-start-width="0.252cm" draw:marker-end-width="0.252cm" draw:fill="none" draw:textarea-horizontal-align="justify" draw:textarea-vertical-align="middle" draw:auto-grow-height="false" fo:min-height="1.416cm" fo:min-width="1.266cm" fo:padding-top="0.142cm" fo:padding-bottom="0.142cm" fo:padding-left="0.267cm" fo:padding-right="0.267cm"/>
    </style:style>
    <style:style style:name="gr44" style:family="graphic" style:parent-style-name="standard">
      <style:graphic-properties svg:stroke-color="#ffffff" draw:fill="none" draw:textarea-horizontal-align="justify" draw:textarea-vertical-align="middle" draw:auto-grow-height="false" fo:min-height="0.45cm" fo:min-width="1.098cm"/>
      <style:paragraph-properties style:writing-mode="lr-tb"/>
    </style:style>
    <style:style style:name="gr45" style:family="graphic" style:parent-style-name="standard">
      <style:graphic-properties svg:stroke-color="#ffffff" draw:fill="none" draw:textarea-horizontal-align="justify" draw:textarea-vertical-align="middle" draw:auto-grow-height="false" fo:min-height="0.55cm" fo:min-width="0.2cm"/>
      <style:paragraph-properties style:writing-mode="lr-tb"/>
    </style:style>
    <style:style style:name="gr46" style:family="graphic" style:parent-style-name="standard">
      <style:graphic-properties svg:stroke-color="#ffffff" draw:fill="none" draw:textarea-horizontal-align="justify" draw:textarea-vertical-align="middle" draw:auto-grow-height="false" fo:min-height="0.45cm" fo:min-width="3.6cm"/>
      <style:paragraph-properties style:writing-mode="lr-tb"/>
    </style:style>
    <style:style style:name="gr47" style:family="graphic" style:parent-style-name="standard">
      <style:graphic-properties svg:stroke-color="#ffffff" draw:fill="none" draw:textarea-horizontal-align="justify" draw:textarea-vertical-align="middle" draw:auto-grow-height="false" fo:min-height="0.45cm" fo:min-width="2.7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4" style:family="paragraph">
      <loext:graphic-properties draw:fill="solid"/>
      <style:paragraph-properties fo:text-align="center"/>
      <style:text-properties fo:language="en" fo:country="US"/>
    </style:style>
    <style:style style:name="P5" style:family="paragraph"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7" style:family="paragraph">
      <loext:graphic-properties draw:fill="solid" draw:fill-color="#00a933"/>
      <style:paragraph-properties fo:text-align="center"/>
      <style:text-properties fo:language="en" fo:country="US"/>
    </style:style>
    <style:style style:name="P8" style:family="paragraph">
      <loext:graphic-properties draw:fill-color="#ffffff"/>
      <style:paragraph-properties fo:text-align="center"/>
      <style:text-properties fo:language="en" fo:country="US"/>
    </style:style>
    <style:style style:name="P9" style:family="paragraph">
      <loext:graphic-properties draw:fill="solid" draw:fill-color="#ed4c05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c9211e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000000" fo:language="en" fo:country="US"/>
    </style:style>
    <style:style style:name="P13" style:family="paragraph">
      <loext:graphic-properties draw:fill-color="#ffffff"/>
      <style:paragraph-properties fo:text-align="center" style:writing-mode="lr-tb"/>
      <style:text-properties fo:color="#000000" fo:language="en" fo:country="US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language="en" fo:country="US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language="en" fo:country="US"/>
    </style:style>
    <style:style style:name="P16" style:family="paragraph">
      <style:paragraph-properties fo:text-align="start" style:writing-mode="lr-tb"/>
      <style:text-properties fo:language="en" fo:country="US"/>
    </style:style>
    <style:style style:name="P17" style:family="paragraph">
      <loext:graphic-properties draw:fill-color="#ffffff"/>
      <style:paragraph-properties fo:text-align="start" style:writing-mode="lr-tb"/>
      <style:text-properties fo:language="en" fo:country="US"/>
    </style:style>
    <style:style style:name="P18" style:family="paragraph">
      <style:text-properties fo:language="en" fo:country="US"/>
    </style:style>
    <style:style style:name="P19" style:family="paragraph">
      <loext:graphic-properties draw:fill="none"/>
      <style:paragraph-properties style:writing-mode="lr-tb"/>
      <style:text-properties fo:language="en" fo:country="US"/>
    </style:style>
    <style:style style:name="P20" style:family="paragraph">
      <loext:graphic-properties draw:fill="none"/>
      <style:paragraph-properties fo:text-align="center"/>
      <style:text-properties fo:language="en" fo:country="US"/>
    </style:style>
    <style:style style:name="P21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2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3" style:family="paragraph">
      <style:text-properties fo:color="#3faf46" fo:language="en" fo:country="US"/>
    </style:style>
    <style:style style:name="P24" style:family="paragraph">
      <loext:graphic-properties draw:fill="none"/>
      <style:paragraph-properties style:writing-mode="lr-tb"/>
      <style:text-properties fo:color="#3faf46" fo:language="en" fo:country="US"/>
    </style:style>
    <style:style style:name="P25" style:family="paragraph">
      <style:paragraph-properties fo:text-align="center"/>
      <style:text-properties fo:language="en" fo:country="US"/>
    </style:style>
    <style:style style:name="P26" style:family="paragraph">
      <loext:graphic-properties draw:fill="solid" draw:fill-color="#3faf46"/>
      <style:paragraph-properties fo:text-align="center"/>
      <style:text-properties fo:language="en" fo:country="US"/>
    </style:style>
    <style:style style:name="P27" style:family="paragraph">
      <style:paragraph-properties fo:text-align="center"/>
      <style:text-properties fo:color="#3faf46" fo:language="en" fo:country="US"/>
    </style:style>
    <style:style style:name="P28" style:family="paragraph">
      <loext:graphic-properties draw:fill="none"/>
      <style:paragraph-properties fo:text-align="center"/>
      <style:text-properties fo:color="#3faf46" fo:language="en" fo:country="US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-color="#ffffff"/>
      <style:paragraph-properties fo:text-align="center"/>
      <style:text-properties fo:color="#f10d0c" fo:language="en" fo:country="US"/>
    </style:style>
    <style:style style:name="P31" style:family="paragraph">
      <style:text-properties fo:color="#f10d0c" fo:language="en" fo:country="US"/>
    </style:style>
    <style:style style:name="P32" style:family="paragraph">
      <loext:graphic-properties draw:fill="none"/>
      <style:paragraph-properties style:writing-mode="lr-tb"/>
      <style:text-properties fo:color="#f10d0c" fo:language="en" fo:country="US"/>
    </style:style>
    <style:style style:name="P33" style:family="paragraph">
      <style:paragraph-properties fo:text-align="center"/>
      <style:text-properties fo:color="#f10d0c"/>
    </style:style>
    <style:style style:name="P34" style:family="paragraph">
      <loext:graphic-properties draw:fill="none"/>
      <style:paragraph-properties fo:text-align="center"/>
      <style:text-properties fo:color="#f10d0c"/>
    </style:style>
    <style:style style:name="P35" style:family="paragraph">
      <loext:graphic-properties draw:fill="solid" draw:fill-color="#f10d0c"/>
      <style:paragraph-properties fo:text-align="center"/>
      <style:text-properties fo:language="en" fo:country="US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color="#00a933" fo:language="en" fo:country="US"/>
    </style:style>
    <style:style style:name="T3" style:family="text">
      <style:text-properties fo:color="#00a933"/>
    </style:style>
    <style:style style:name="T4" style:family="text">
      <style:text-properties fo:color="#c9211e"/>
    </style:style>
    <style:style style:name="T5" style:family="text">
      <style:text-properties fo:color="#000000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faf46" style:font-name="OpenSymbol" style:font-name-asian="OpenSymbol" style:font-name-complex="OpenSymbol"/>
    </style:style>
    <style:style style:name="T10" style:family="text">
      <style:text-properties fo:color="#3faf46"/>
    </style:style>
    <style:style style:name="T11" style:family="text">
      <style:text-properties fo:color="#f10d0c"/>
    </style:style>
    <style:style style:name="T1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3cm" svg:height="1.7cm" svg:x="0.4cm" svg:y="1.6cm">
            <text:p text:style-name="P2"><text:span text:style-name="T1">Data: A</text:span></text:p>
            <text:p text:style-name="P2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cm" svg:height="1.7cm" svg:x="4.1cm" svg:y="1.6cm">
            <text:p text:style-name="P2"><text:span text:style-name="T1">Data: B</text:span></text:p>
            <text:p text:style-name="P2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.6cm" svg:y1="2.8cm" svg:x2="4.6cm" svg:y2="2.8cm">
            <text:p/>
          </draw:line>
          <draw:custom-shape draw:style-name="gr4" draw:text-style-name="P3" draw:layer="layout" svg:width="3.2cm" svg:height="0.7cm" svg:x="0.4cm" svg:y="0.4cm">
            <text:p text:style-name="P2"><text:span text:style-name="T1">Linked Li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2.1cm" svg:height="0.7cm" svg:x="8.7cm" svg:y="2.8cm">
            <text:p text:style-name="P2"><text:span text:style-name="T1">Tre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8cm" svg:height="2.5cm" svg:x="8.3cm" svg:y="3.8cm">
            <text:p text:style-name="P2"><text:span text:style-name="T1">Data: C</text:span></text:p>
            <text:p text:style-name="P2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8cm" svg:y1="6.3cm" svg:x2="9.3cm" svg:y2="7.8cm">
            <text:p/>
          </draw:line>
          <draw:custom-shape draw:style-name="gr6" draw:text-style-name="P3" draw:layer="layout" svg:width="2.8cm" svg:height="2.5cm" svg:x="7.7cm" svg:y="7.8cm">
            <text:p text:style-name="P2"><text:span text:style-name="T1">Data: E</text:span></text:p>
            <text:p text:style-name="P2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.8cm" svg:height="2.5cm" svg:x="11.8cm" svg:y="7.2cm">
            <text:p text:style-name="P2"><text:span text:style-name="T1">Data: F</text:span></text:p>
            <text:p text:style-name="P2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2.8cm" svg:height="2.5cm" svg:x="4.4cm" svg:y="6.6cm">
            <text:p text:style-name="P2"><text:span text:style-name="T1">Data: D</text:span></text:p>
            <text:p text:style-name="P2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0.7cm" svg:y1="5.9cm" svg:x2="12.4cm" svg:y2="7.4cm">
            <text:p/>
          </draw:line>
          <draw:line draw:style-name="gr3" draw:text-style-name="P4" draw:layer="layout" svg:x1="8.7cm" svg:y1="5.9cm" svg:x2="6.4cm" svg:y2="6.7cm">
            <text:p/>
          </draw:line>
          <draw:custom-shape draw:style-name="gr7" draw:text-style-name="P6" draw:layer="layout" svg:width="2.1cm" svg:height="0.7cm" svg:x="5.2cm" svg:y="3.7cm">
            <text:p text:style-name="P5"><text:span text:style-name="T2">Roo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5cm" svg:height="0.7cm" svg:x="12.6cm" svg:y="3.8cm">
            <text:p text:style-name="P5"><text:span text:style-name="T2">Node</text:span></text:p>
            <draw:enhanced-geometry svg:viewBox="0 0 21600 21600" draw:type="rectangle" draw:enhanced-path="M 0 0 L 21600 0 21600 21600 0 21600 0 0 Z N"/>
          </draw:custom-shape>
          <draw:line draw:style-name="gr9" draw:text-style-name="P7" draw:layer="layout" svg:x1="7cm" svg:y1="4.2cm" svg:x2="8.4cm" svg:y2="4.6cm">
            <text:p/>
          </draw:line>
          <draw:line draw:style-name="gr9" draw:text-style-name="P7" draw:layer="layout" svg:x1="12.5cm" svg:y1="4.2cm" svg:x2="11.1cm" svg:y2="4.6cm">
            <text:p/>
          </draw:line>
        </draw:g>
        <draw:custom-shape draw:style-name="gr1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8cm" svg:height="10.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328cm" svg:height="1.267cm" svg:x="3cm" svg:y="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4.228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1.6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228cm" svg:y1="2.24cm" svg:x2="2.328cm" svg:y2="3.44cm">
          <text:p/>
        </draw:line>
        <draw:line draw:style-name="gr3" draw:text-style-name="P4" draw:layer="layout" svg:x1="4.128cm" svg:y1="2.24cm" svg:x2="4.928cm" svg:y2="3.44cm">
          <text:p/>
        </draw:line>
        <draw:custom-shape draw:style-name="gr10" draw:text-style-name="P8" draw:layer="layout" svg:width="1.328cm" svg:height="1.267cm" svg:x="9.67cm" svg:y="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10.898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8.27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898cm" svg:y1="2.24cm" svg:x2="8.998cm" svg:y2="3.44cm">
          <text:p/>
        </draw:line>
        <draw:custom-shape draw:style-name="gr10" draw:text-style-name="P8" draw:layer="layout" svg:width="1.328cm" svg:height="1.267cm" svg:x="2.87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4.101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1.473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01cm" svg:y1="6.6cm" svg:x2="2.201cm" svg:y2="7.8cm">
          <text:p/>
        </draw:line>
        <draw:line draw:style-name="gr3" draw:text-style-name="P4" draw:layer="layout" svg:x1="4.8cm" svg:y1="7.8cm" svg:x2="4cm" svg:y2="6.6cm">
          <text:p/>
        </draw:line>
        <draw:line draw:style-name="gr3" draw:text-style-name="P4" draw:layer="layout" svg:x1="2.8cm" svg:y1="8.5cm" svg:x2="4.1cm" svg:y2="8.5cm">
          <text:p/>
        </draw:line>
        <draw:line draw:style-name="gr11" draw:text-style-name="P9" draw:layer="layout" svg:x1="1.2cm" svg:y1="5.3cm" svg:x2="5.8cm" svg:y2="9.17cm">
          <text:p/>
        </draw:line>
        <draw:line draw:style-name="gr11" draw:text-style-name="P9" draw:layer="layout" svg:x1="5.8cm" svg:y1="5.3cm" svg:x2="1.2cm" svg:y2="9.17cm">
          <text:p/>
        </draw:line>
        <draw:line draw:style-name="gr11" draw:text-style-name="P9" draw:layer="layout" svg:x1="8cm" svg:y1="1.04cm" svg:x2="12.6cm" svg:y2="4.91cm">
          <text:p/>
        </draw:line>
        <draw:line draw:style-name="gr11" draw:text-style-name="P9" draw:layer="layout" svg:x1="12.6cm" svg:y1="1.04cm" svg:x2="8cm" svg:y2="4.91cm">
          <text:p/>
        </draw:line>
        <draw:custom-shape draw:style-name="gr12" draw:text-style-name="P3" draw:layer="layout" svg:width="0.9cm" svg:height="0.9cm" svg:x="5.7cm" svg:y="2.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2.6cm" svg:y="2.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5.7cm" svg:y="6.6cm">
          <text:p text:style-name="P2">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1" draw:layer="layout" svg:width="20.98cm" svg:height="14.78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8cm" svg:height="0.7cm" svg:x="7.6cm" svg:y="1.2cm">
          <text:p text:style-name="P2">Ancest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5cm" svg:y="1.5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8.5cm" svg:y="4.9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.1cm" svg:y="4.3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4cm" svg:y1="3.601cm" svg:x2="9.1cm" svg:y2="5.101cm">
          <text:p/>
        </draw:line>
        <draw:line draw:style-name="gr3" draw:text-style-name="P4" draw:layer="layout" svg:x1="5.4cm" svg:y1="3.601cm" svg:x2="3.1cm" svg:y2="4.401cm">
          <text:p/>
        </draw:line>
        <draw:custom-shape draw:style-name="gr15" draw:text-style-name="P3" draw:layer="layout" svg:width="0.5cm" svg:height="0.5cm" svg:x="5.55cm" svg:y="2.0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5.55cm" svg:y="2.85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6.15cm" svg:y="2.05cm">
          <text:p text:style-name="P5"><text:span text:style-name="T3">D=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5cm" svg:height="0.5cm" svg:x="6.15cm" svg:y="2.85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2.5cm" svg:x="6.3cm" svg:y="8.4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2.5cm" svg:x="10.1cm" svg:y="8.401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cm" svg:y1="7.1cm" svg:x2="7.7cm" svg:y2="8.4cm">
          <text:p/>
        </draw:line>
        <draw:custom-shape draw:style-name="gr6" draw:text-style-name="P3" draw:layer="layout" svg:width="2.8cm" svg:height="2.5cm" svg:x="1.101cm" svg:y="8.4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5cm" svg:y1="6.8cm" svg:x2="2.5cm" svg:y2="8.4cm">
          <text:p/>
        </draw:line>
        <draw:custom-shape draw:style-name="gr6" draw:text-style-name="P3" draw:layer="layout" svg:width="2.8cm" svg:height="2.5cm" svg:x="1.101cm" svg:y="4.302cm">
          <text:p text:style-name="P2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cm" svg:height="0.5cm" svg:x="1.6cm" svg:y="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5.8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2.2cm" svg:y="5cm">
          <text:p text:style-name="P5"><text:span text:style-name="T3">D=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2.2cm" svg:y="5.8cm">
          <text:p text:style-name="P12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9cm" svg:y="5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9.5cm" svg:y="5.5cm">
          <text:p text:style-name="P5"><text:span text:style-name="T3">D=1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5cm" svg:height="0.5cm" svg:x="2.8cm" svg:y="5.8cm">
          <text:p text:style-name="P14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8.9cm" svg:y="6.3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9.5cm" svg:y="6.3cm">
          <text:p text:style-name="P12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5cm" svg:height="0.5cm" svg:x="10.1cm" svg:y="6.3cm">
          <text:p text:style-name="P14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.6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2.2cm" svg:y="9cm">
          <text:p text:style-name="P5"><text:span text:style-name="T3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2.2cm" svg:y="9.8cm">
          <text:p text:style-name="P12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5cm" svg:height="0.5cm" svg:x="2.8cm" svg:y="9.8cm">
          <text:p text:style-name="P1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6.8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6.8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7.4cm" svg:y="9cm">
          <text:p text:style-name="P5"><text:span text:style-name="T3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7.4cm" svg:y="9.8cm">
          <text:p text:style-name="P12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5cm" svg:height="0.5cm" svg:x="8cm" svg:y="9.8cm">
          <text:p text:style-name="P1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0.6cm" svg:y="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cm" svg:height="0.5cm" svg:x="10.6cm" svg:y="9.8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5cm" svg:x="11.2cm" svg:y="9cm">
          <text:p text:style-name="P5"><text:span text:style-name="T3">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11.2cm" svg:y="9.8cm">
          <text:p text:style-name="P12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cm" svg:height="0.5cm" svg:x="11.8cm" svg:y="9.8cm">
          <text:p text:style-name="P1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6.7cm" svg:height="10cm" svg:x="13.3cm" svg:y="1.2cm">
          <text:p text:style-name="P16">P: Parent</text:p>
          <text:p text:style-name="P16">C: Child</text:p>
          <text:p text:style-name="P16">L: Leaf </text:p>
          <text:p text:style-name="P16"><text:s text:c="4"/>(external nodes </text:p>
          <text:p text:style-name="P16"><text:s text:c="5"/>without child)</text:p>
          <text:p text:style-name="P16">Height: number of </text:p>
          <text:p text:style-name="P16"><text:s text:c="12"/>connections</text:p>
          <text:p text:style-name="P16"/>
          <text:p text:style-name="P16">A set of connections</text:p>
          <text:p text:style-name="P16">creates a path</text:p>
          <text:p text:style-name="P16"><text:span text:style-name="T3">D</text:span>: Depth, the number</text:p>
          <text:p text:style-name="P16"><text:s text:c="5"/>of edges from the</text:p>
          <text:p text:style-name="P16"><text:s text:c="5"/>root</text:p>
          <text:p text:style-name="P16"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3.5cm" svg:height="0.7cm" svg:x="9.2cm" svg:y="11cm">
          <text:p text:style-name="P2">Descendan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6cm" svg:y1="7.2cm" svg:x2="11.5cm" svg:y2="8.4cm">
          <text:p/>
        </draw:line>
      </draw:page>
      <draw:page draw:name="page4" draw:style-name="dp1" draw:master-page-name="Default">
        <draw:line draw:style-name="gr3" draw:text-style-name="P4" draw:layer="layout" svg:x1="4.729cm" svg:y1="2.24cm" svg:x2="3.829cm" svg:y2="3.44cm">
          <text:p/>
        </draw:line>
        <draw:custom-shape draw:style-name="gr13" draw:text-style-name="P1" draw:layer="layout" svg:width="20.98cm" svg:height="14.78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0.853cm" svg:height="0.963cm" svg:x="4.73cm" svg:y="1.2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501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731cm" svg:y="1.2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5.63cm" svg:y1="2.24cm" svg:x2="6.53cm" svg:y2="3.44cm">
          <text:p/>
        </draw:line>
        <draw:frame draw:style-name="gr24" draw:text-style-name="P19" draw:layer="layout" svg:width="0.853cm" svg:height="0.963cm" svg:x="6.431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202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432cm" svg:y="3.5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7.331cm" svg:y1="4.539cm" svg:x2="8.231cm" svg:y2="5.739cm">
          <text:p/>
        </draw:line>
        <draw:line draw:style-name="gr3" draw:text-style-name="P4" draw:layer="layout" svg:x1="3.13cm" svg:y1="4.539cm" svg:x2="2.23cm" svg:y2="5.739cm">
          <text:p/>
        </draw:line>
        <draw:frame draw:style-name="gr24" draw:text-style-name="P19" draw:layer="layout" svg:width="0.853cm" svg:height="0.963cm" svg:x="3.131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2.902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132cm" svg:y="3.5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4.031cm" svg:y1="4.539cm" svg:x2="4.931cm" svg:y2="5.739cm">
          <text:p/>
        </draw:line>
        <draw:frame draw:style-name="gr24" draw:text-style-name="P19" draw:layer="layout" svg:width="0.853cm" svg:height="0.963cm" svg:x="4.832cm" svg:y="5.8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603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833cm" svg:y="5.8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1.20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434cm" svg:y="5.8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7.902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132cm" svg:y="5.839cm">
            <draw:text-box>
              <text:p text:style-name="P18"><text:span text:style-name="T1">F</text:span></text:p>
            </draw:text-box>
          </draw:frame>
        </draw:g>
        <draw:line draw:style-name="gr3" draw:text-style-name="P4" draw:layer="layout" svg:x1="15.23cm" svg:y1="2.24cm" svg:x2="14.33cm" svg:y2="3.44cm">
          <text:p/>
        </draw:line>
        <draw:frame draw:style-name="gr24" draw:text-style-name="P19" draw:layer="layout" svg:width="0.853cm" svg:height="0.963cm" svg:x="15.231cm" svg:y="1.2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5.002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5.232cm" svg:y="1.2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16.131cm" svg:y1="2.24cm" svg:x2="17.031cm" svg:y2="3.44cm">
          <text:p/>
        </draw:line>
        <draw:frame draw:style-name="gr24" draw:text-style-name="P19" draw:layer="layout" svg:width="0.853cm" svg:height="0.963cm" svg:x="16.932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6.703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6.933cm" svg:y="3.5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17.832cm" svg:y1="4.539cm" svg:x2="18.732cm" svg:y2="5.739cm">
          <text:p/>
        </draw:line>
        <draw:line draw:style-name="gr3" draw:text-style-name="P4" draw:layer="layout" svg:x1="13.631cm" svg:y1="4.539cm" svg:x2="12.731cm" svg:y2="5.739cm">
          <text:p/>
        </draw:line>
        <draw:frame draw:style-name="gr24" draw:text-style-name="P19" draw:layer="layout" svg:width="0.853cm" svg:height="0.963cm" svg:x="13.632cm" svg:y="3.5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3.403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3.633cm" svg:y="3.5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14.532cm" svg:y1="4.539cm" svg:x2="15.432cm" svg:y2="5.739cm">
          <text:p/>
        </draw:line>
        <draw:frame draw:style-name="gr24" draw:text-style-name="P19" draw:layer="layout" svg:width="0.853cm" svg:height="0.963cm" svg:x="15.333cm" svg:y="5.8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15.10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5.334cm" svg:y="5.8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11.705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1.935cm" svg:y="5.8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18.403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8.633cm" svg:y="5.839cm">
            <draw:text-box>
              <text:p text:style-name="P18"><text:span text:style-name="T1">F</text:span></text:p>
            </draw:text-box>
          </draw:frame>
        </draw:g>
        <draw:path draw:style-name="gr25" draw:text-style-name="P20" draw:layer="layout" svg:width="5.834cm" svg:height="5.377cm" draw:transform="skewX (5.93539804897135E-017) rotate (2.2479840765687) translate (3.07471350741431cm 9.89618291781996cm)" svg:viewBox="0 0 5835 5378" svg:d="M4232 5332c337 61 626-154 926-274 244-97 426-248 544-450 129-221 206-535 31-785-144-206-532-335-265-710 140-197 388-517 91-762-183-150-398-322-438-561-49-299-289-347-424-576-117-198-307-360-514-465-216-110-428-226-644-335-228-115-429-277-664-377-269-114-536 55-729 224-189 165-418 297-503 562-90 282 64 557-25 842-95 304-431 321-659 462-204 126-412 252-576 424-168 177-309 402-259 680 45 252 8 524-91 762-101 245 49 472 186 647 154 195 404 260 629 323 250 69 538 118 782 1 284-137 605-93 903-84 246 8 473 116 711 155 251 42 464 157 693 243l213 93 72 7z">
          <text:p/>
        </draw:path>
        <draw:custom-shape draw:style-name="gr26" draw:text-style-name="P20" draw:layer="layout" svg:width="6.4cm" svg:height="2cm" svg:x="12.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9.1cm" svg:height="2cm" svg:x="1cm" svg:y="8.5cm">
          <text:p text:style-name="P21"><text:span text:style-name="T6">Depth-first Search (DFS)</text:span><text:span text:style-name="T7">: </text:span></text:p>
          <text:p text:style-name="P21"><text:span text:style-name="T8">the priority is to look at </text:span><text:span text:style-name="T7">the children </text:span></text:p>
          <text:p text:style-name="P21"><text:span text:style-name="T7">of a node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9.1cm" svg:height="2cm" svg:x="10.9cm" svg:y="8.5cm">
          <text:p text:style-name="P21"><text:span text:style-name="T6">Breadth-first Search (BFS)</text:span><text:span text:style-name="T7">: </text:span></text:p>
          <text:p text:style-name="P21"><text:span text:style-name="T8">the priority is to look at </text:span><text:span text:style-name="T7">the same </text:span></text:p>
          <text:p text:style-name="P21"><text:span text:style-name="T7">level node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3" draw:text-style-name="P4" draw:layer="layout" svg:x1="4.63cm" svg:y1="3.04cm" svg:x2="3.73cm" svg:y2="4.24cm">
          <text:p/>
        </draw:line>
        <draw:frame draw:style-name="gr24" draw:text-style-name="P19" draw:layer="layout" svg:width="0.853cm" svg:height="0.963cm" svg:x="4.631cm" svg:y="2.0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402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632cm" svg:y="2.0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5.531cm" svg:y1="3.04cm" svg:x2="6.431cm" svg:y2="4.24cm">
          <text:p/>
        </draw:line>
        <draw:frame draw:style-name="gr24" draw:text-style-name="P19" draw:layer="layout" svg:width="0.853cm" svg:height="0.963cm" svg:x="6.332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103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333cm" svg:y="4.3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7.232cm" svg:y1="5.339cm" svg:x2="8.132cm" svg:y2="6.539cm">
          <text:p/>
        </draw:line>
        <draw:line draw:style-name="gr3" draw:text-style-name="P4" draw:layer="layout" svg:x1="3.031cm" svg:y1="5.339cm" svg:x2="2.131cm" svg:y2="6.539cm">
          <text:p/>
        </draw:line>
        <draw:frame draw:style-name="gr24" draw:text-style-name="P19" draw:layer="layout" svg:width="0.853cm" svg:height="0.963cm" svg:x="3.032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2.803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033cm" svg:y="4.3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3.932cm" svg:y1="5.339cm" svg:x2="4.832cm" svg:y2="6.539cm">
          <text:p/>
        </draw:line>
        <draw:frame draw:style-name="gr24" draw:text-style-name="P19" draw:layer="layout" svg:width="0.853cm" svg:height="0.963cm" svg:x="4.733cm" svg:y="6.6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504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734cm" svg:y="6.6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1.105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335cm" svg:y="6.6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7.803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033cm" svg:y="6.639cm">
            <draw:text-box>
              <text:p text:style-name="P18"><text:span text:style-name="T1">F</text:span></text:p>
            </draw:text-box>
          </draw:frame>
        </draw:g>
        <draw:frame draw:style-name="gr28" draw:text-style-name="P24" draw:layer="layout" svg:width="0.7cm" svg:height="0.827cm" svg:x="5cm" svg:y="2.4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3.4cm" svg:y="4.701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1.7cm" svg:y="7.002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5.1cm" svg:y="7.003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8.4cm" svg:y="7.004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6.7cm" svg:y="4.705cm">
          <draw:text-box>
            <text:p text:style-name="P23"><text:span text:style-name="T9"></text:span></text:p>
          </draw:text-box>
        </draw:frame>
        <draw:custom-shape draw:style-name="gr29" draw:text-style-name="P20" draw:layer="layout" svg:width="2.8cm" svg:height="0.7cm" svg:x="1cm" svg:y="1cm">
          <text:p text:style-name="P25">Pre-order</text:p>
          <draw:enhanced-geometry svg:viewBox="0 0 21600 21600" draw:type="rectangle" draw:enhanced-path="M 0 0 L 21600 0 21600 21600 0 21600 0 0 Z N"/>
        </draw:custom-shape>
        <draw:line draw:style-name="gr30" draw:text-style-name="P26" draw:layer="layout" svg:x1="4.4cm" svg:y1="2.5cm" svg:x2="3.4cm" svg:y2="4.2cm">
          <text:p/>
        </draw:line>
        <draw:line draw:style-name="gr30" draw:text-style-name="P26" draw:layer="layout" svg:x1="2.8cm" svg:y1="4.9cm" svg:x2="1.8cm" svg:y2="6.5cm">
          <text:p/>
        </draw:line>
        <draw:line draw:style-name="gr31" draw:text-style-name="P4" draw:layer="layout" svg:x1="4.2cm" svg:y1="4.5cm" svg:x2="5.1cm" svg:y2="3.3cm">
          <text:p/>
        </draw:line>
        <draw:line draw:style-name="gr30" draw:text-style-name="P26" draw:layer="layout" svg:x1="5.1cm" svg:y1="3.3cm" svg:x2="6.1cm" svg:y2="4.6cm">
          <text:p/>
        </draw:line>
        <draw:line draw:style-name="gr31" draw:text-style-name="P4" draw:layer="layout" svg:x1="5.4cm" svg:y1="6.5cm" svg:x2="4.2cm" svg:y2="4.5cm">
          <text:p/>
        </draw:line>
        <draw:line draw:style-name="gr30" draw:text-style-name="P26" draw:layer="layout" svg:x1="6.9cm" svg:y1="5.5cm" svg:x2="7.9cm" svg:y2="6.8cm">
          <text:p/>
        </draw:line>
        <draw:custom-shape draw:style-name="gr32" draw:text-style-name="P28" draw:layer="layout" svg:width="4.4cm" svg:height="0.7cm" svg:x="1.4cm" svg:y="8.4cm">
          <text:p text:style-name="P27"><text:span text:style-name="T10">D, B, A, </text:span><text:span text:style-name="T10">C, E, F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482cm" svg:y1="7.083cm" svg:x2="3.391cm" svg:y2="5.992cm">
          <text:p/>
        </draw:line>
        <draw:line draw:style-name="gr30" draw:text-style-name="P26" draw:layer="layout" svg:x1="3.391cm" svg:y1="5.992cm" svg:x2="4.382cm" svg:y2="7.283cm">
          <text:p/>
        </draw:line>
      </draw:page>
      <draw:page draw:name="page6" draw:style-name="dp1" draw:master-page-name="Default">
        <draw:line draw:style-name="gr3" draw:text-style-name="P4" draw:layer="layout" svg:x1="4.63cm" svg:y1="3.04cm" svg:x2="3.73cm" svg:y2="4.24cm">
          <text:p/>
        </draw:line>
        <draw:frame draw:style-name="gr24" draw:text-style-name="P19" draw:layer="layout" svg:width="0.853cm" svg:height="0.963cm" svg:x="4.631cm" svg:y="2.0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402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632cm" svg:y="2.0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5.531cm" svg:y1="3.04cm" svg:x2="6.431cm" svg:y2="4.24cm">
          <text:p/>
        </draw:line>
        <draw:frame draw:style-name="gr24" draw:text-style-name="P19" draw:layer="layout" svg:width="0.853cm" svg:height="0.963cm" svg:x="6.332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103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333cm" svg:y="4.3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7.232cm" svg:y1="5.339cm" svg:x2="8.132cm" svg:y2="6.539cm">
          <text:p/>
        </draw:line>
        <draw:line draw:style-name="gr3" draw:text-style-name="P4" draw:layer="layout" svg:x1="3.031cm" svg:y1="5.339cm" svg:x2="2.131cm" svg:y2="6.539cm">
          <text:p/>
        </draw:line>
        <draw:frame draw:style-name="gr24" draw:text-style-name="P19" draw:layer="layout" svg:width="0.853cm" svg:height="0.963cm" svg:x="3.032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2.803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033cm" svg:y="4.3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3.932cm" svg:y1="5.339cm" svg:x2="4.832cm" svg:y2="6.539cm">
          <text:p/>
        </draw:line>
        <draw:frame draw:style-name="gr24" draw:text-style-name="P19" draw:layer="layout" svg:width="0.853cm" svg:height="0.963cm" svg:x="4.733cm" svg:y="6.6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504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734cm" svg:y="6.6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1.105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335cm" svg:y="6.6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7.803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033cm" svg:y="6.639cm">
            <draw:text-box>
              <text:p text:style-name="P18"><text:span text:style-name="T1">F</text:span></text:p>
            </draw:text-box>
          </draw:frame>
        </draw:g>
        <draw:frame draw:style-name="gr28" draw:text-style-name="P24" draw:layer="layout" svg:width="0.7cm" svg:height="0.827cm" svg:x="5cm" svg:y="2.4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3.4cm" svg:y="4.701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1.7cm" svg:y="7.002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5.1cm" svg:y="7.003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8.4cm" svg:y="7.004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6.7cm" svg:y="4.705cm">
          <draw:text-box>
            <text:p text:style-name="P23"><text:span text:style-name="T9"></text:span></text:p>
          </draw:text-box>
        </draw:frame>
        <draw:custom-shape draw:style-name="gr29" draw:text-style-name="P20" draw:layer="layout" svg:width="2.8cm" svg:height="0.7cm" svg:x="1cm" svg:y="1cm">
          <text:p text:style-name="P25">In-order</text:p>
          <draw:enhanced-geometry svg:viewBox="0 0 21600 21600" draw:type="rectangle" draw:enhanced-path="M 0 0 L 21600 0 21600 21600 0 21600 0 0 Z N"/>
        </draw:custom-shape>
        <draw:line draw:style-name="gr30" draw:text-style-name="P26" draw:layer="layout" svg:x1="4.4cm" svg:y1="2.5cm" svg:x2="1.4cm" svg:y2="6.6cm">
          <text:p/>
        </draw:line>
        <draw:line draw:style-name="gr30" draw:text-style-name="P26" draw:layer="layout" svg:x1="3.5cm" svg:y1="5.6cm" svg:x2="4.4cm" svg:y2="7.1cm">
          <text:p/>
        </draw:line>
        <draw:line draw:style-name="gr31" draw:text-style-name="P4" draw:layer="layout" svg:x1="4.2cm" svg:y1="4.5cm" svg:x2="5.1cm" svg:y2="3.3cm">
          <text:p/>
        </draw:line>
        <draw:line draw:style-name="gr30" draw:text-style-name="P26" draw:layer="layout" svg:x1="5.1cm" svg:y1="3.3cm" svg:x2="6.1cm" svg:y2="4.6cm">
          <text:p/>
        </draw:line>
        <draw:line draw:style-name="gr31" draw:text-style-name="P4" draw:layer="layout" svg:x1="5.4cm" svg:y1="6.5cm" svg:x2="4.2cm" svg:y2="4.5cm">
          <text:p/>
        </draw:line>
        <draw:line draw:style-name="gr30" draw:text-style-name="P26" draw:layer="layout" svg:x1="6.9cm" svg:y1="5.5cm" svg:x2="7.9cm" svg:y2="6.8cm">
          <text:p/>
        </draw:line>
        <draw:custom-shape draw:style-name="gr32" draw:text-style-name="P28" draw:layer="layout" svg:width="4.4cm" svg:height="0.7cm" svg:x="1.4cm" svg:y="8.4cm">
          <text:p text:style-name="P27"><text:span text:style-name="T10">A, B, C, D, E, F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  <draw:line draw:style-name="gr30" draw:text-style-name="P26" draw:layer="layout" svg:x1="2.5cm" svg:y1="7.1cm" svg:x2="3.4cm" svg:y2="5.6cm">
          <text:p/>
        </draw:line>
      </draw:page>
      <draw:page draw:name="page7" draw:style-name="dp1" draw:master-page-name="Default">
        <draw:line draw:style-name="gr3" draw:text-style-name="P4" draw:layer="layout" svg:x1="4.63cm" svg:y1="3.04cm" svg:x2="3.73cm" svg:y2="4.24cm">
          <text:p/>
        </draw:line>
        <draw:frame draw:style-name="gr24" draw:text-style-name="P19" draw:layer="layout" svg:width="0.853cm" svg:height="0.963cm" svg:x="4.631cm" svg:y="2.0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402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632cm" svg:y="2.0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5.531cm" svg:y1="3.04cm" svg:x2="6.431cm" svg:y2="4.24cm">
          <text:p/>
        </draw:line>
        <draw:frame draw:style-name="gr24" draw:text-style-name="P19" draw:layer="layout" svg:width="0.853cm" svg:height="0.963cm" svg:x="6.332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103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333cm" svg:y="4.3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7.232cm" svg:y1="5.339cm" svg:x2="8.132cm" svg:y2="6.539cm">
          <text:p/>
        </draw:line>
        <draw:line draw:style-name="gr3" draw:text-style-name="P4" draw:layer="layout" svg:x1="3.031cm" svg:y1="5.339cm" svg:x2="2.131cm" svg:y2="6.539cm">
          <text:p/>
        </draw:line>
        <draw:frame draw:style-name="gr24" draw:text-style-name="P19" draw:layer="layout" svg:width="0.853cm" svg:height="0.963cm" svg:x="3.032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2.803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033cm" svg:y="4.3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3.932cm" svg:y1="5.339cm" svg:x2="4.832cm" svg:y2="6.539cm">
          <text:p/>
        </draw:line>
        <draw:frame draw:style-name="gr24" draw:text-style-name="P19" draw:layer="layout" svg:width="0.853cm" svg:height="0.963cm" svg:x="4.733cm" svg:y="6.6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504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734cm" svg:y="6.6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1.105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335cm" svg:y="6.6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7.803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033cm" svg:y="6.639cm">
            <draw:text-box>
              <text:p text:style-name="P18"><text:span text:style-name="T1">F</text:span></text:p>
            </draw:text-box>
          </draw:frame>
        </draw:g>
        <draw:frame draw:style-name="gr28" draw:text-style-name="P24" draw:layer="layout" svg:width="0.7cm" svg:height="0.827cm" svg:x="5cm" svg:y="2.4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3.4cm" svg:y="4.701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1.7cm" svg:y="7.002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5.1cm" svg:y="7.003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8.4cm" svg:y="7.004cm">
          <draw:text-box>
            <text:p text:style-name="P23"><text:span text:style-name="T9"></text:span></text:p>
          </draw:text-box>
        </draw:frame>
        <draw:frame draw:style-name="gr28" draw:text-style-name="P24" draw:layer="layout" svg:width="0.7cm" svg:height="0.827cm" svg:x="6.7cm" svg:y="4.705cm">
          <draw:text-box>
            <text:p text:style-name="P23"><text:span text:style-name="T9"></text:span></text:p>
          </draw:text-box>
        </draw:frame>
        <draw:custom-shape draw:style-name="gr34" draw:text-style-name="P20" draw:layer="layout" svg:width="3cm" svg:height="0.7cm" svg:x="1cm" svg:y="1cm">
          <text:p text:style-name="P25">Post-order</text:p>
          <draw:enhanced-geometry svg:viewBox="0 0 21600 21600" draw:type="rectangle" draw:enhanced-path="M 0 0 L 21600 0 21600 21600 0 21600 0 0 Z N"/>
        </draw:custom-shape>
        <draw:line draw:style-name="gr30" draw:text-style-name="P26" draw:layer="layout" svg:x1="4.4cm" svg:y1="2.5cm" svg:x2="1.4cm" svg:y2="6.6cm">
          <text:p/>
        </draw:line>
        <draw:custom-shape draw:style-name="gr32" draw:text-style-name="P28" draw:layer="layout" svg:width="4.4cm" svg:height="0.7cm" svg:x="1.4cm" svg:y="8.4cm">
          <text:p text:style-name="P27"><text:span text:style-name="T10">A</text:span><text:span text:style-name="T10">, </text:span><text:span text:style-name="T10">C</text:span><text:span text:style-name="T10">, </text:span><text:span text:style-name="T10">B</text:span><text:span text:style-name="T10">, </text:span><text:span text:style-name="T10">F</text:span><text:span text:style-name="T10">, </text:span><text:span text:style-name="T10">E</text:span><text:span text:style-name="T10">, </text:span><text:span text:style-name="T10">D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.491cm" svg:y1="7.091cm" svg:x2="3.4cm" svg:y2="6cm">
          <text:p/>
        </draw:line>
        <draw:line draw:style-name="gr30" draw:text-style-name="P26" draw:layer="layout" svg:x1="3.4cm" svg:y1="6cm" svg:x2="4.391cm" svg:y2="7.291cm">
          <text:p/>
        </draw:line>
        <draw:line draw:style-name="gr30" draw:text-style-name="P26" draw:layer="layout" svg:x1="5.2cm" svg:y1="6.5cm" svg:x2="4.2cm" svg:y2="4.8cm">
          <text:p/>
        </draw:line>
        <draw:line draw:style-name="gr31" draw:text-style-name="P4" draw:layer="layout" svg:x1="4.191cm" svg:y1="4.491cm" svg:x2="4.8cm" svg:y2="4.1cm">
          <text:p/>
        </draw:line>
        <draw:line draw:style-name="gr30" draw:text-style-name="P26" draw:layer="layout" svg:x1="4.8cm" svg:y1="4.1cm" svg:x2="7.7cm" svg:y2="7cm">
          <text:p/>
        </draw:line>
        <draw:line draw:style-name="gr30" draw:text-style-name="P26" draw:layer="layout" svg:x1="8.5cm" svg:y1="6.5cm" svg:x2="7.5cm" svg:y2="4.8cm">
          <text:p/>
        </draw:line>
        <draw:line draw:style-name="gr30" draw:text-style-name="P26" draw:layer="layout" svg:x1="6.8cm" svg:y1="4.2cm" svg:x2="5.8cm" svg:y2="2.5cm">
          <text:p/>
        </draw:line>
      </draw:page>
      <draw:page draw:name="page8" draw:style-name="dp1" draw:master-page-name="Default">
        <draw:line draw:style-name="gr3" draw:text-style-name="P4" draw:layer="layout" svg:x1="4.631cm" svg:y1="3.04cm" svg:x2="3.731cm" svg:y2="4.24cm">
          <text:p/>
        </draw:line>
        <draw:frame draw:style-name="gr24" draw:text-style-name="P19" draw:layer="layout" svg:width="0.853cm" svg:height="0.963cm" svg:x="4.632cm" svg:y="2.0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403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633cm" svg:y="2.0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5.532cm" svg:y1="3.04cm" svg:x2="6.432cm" svg:y2="4.24cm">
          <text:p/>
        </draw:line>
        <draw:frame draw:style-name="gr24" draw:text-style-name="P19" draw:layer="layout" svg:width="0.853cm" svg:height="0.963cm" svg:x="6.333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104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334cm" svg:y="4.3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7.233cm" svg:y1="5.339cm" svg:x2="8.133cm" svg:y2="6.539cm">
          <text:p/>
        </draw:line>
        <draw:line draw:style-name="gr3" draw:text-style-name="P4" draw:layer="layout" svg:x1="3.032cm" svg:y1="5.339cm" svg:x2="2.132cm" svg:y2="6.539cm">
          <text:p/>
        </draw:line>
        <draw:frame draw:style-name="gr24" draw:text-style-name="P19" draw:layer="layout" svg:width="0.853cm" svg:height="0.963cm" svg:x="3.033cm" svg:y="4.3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2.804cm" svg:y="4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034cm" svg:y="4.3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3.933cm" svg:y1="5.339cm" svg:x2="4.833cm" svg:y2="6.539cm">
          <text:p/>
        </draw:line>
        <draw:frame draw:style-name="gr24" draw:text-style-name="P19" draw:layer="layout" svg:width="0.853cm" svg:height="0.963cm" svg:x="4.734cm" svg:y="6.6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505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4.735cm" svg:y="6.6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1.106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336cm" svg:y="6.6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7.804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034cm" svg:y="6.639cm">
            <draw:text-box>
              <text:p text:style-name="P18"><text:span text:style-name="T1">F</text:span></text:p>
            </draw:text-box>
          </draw:frame>
        </draw:g>
        <draw:frame draw:style-name="gr28" draw:text-style-name="P24" draw:layer="layout" svg:width="0.7cm" svg:height="0.827cm" svg:x="5.001cm" svg:y="2.4cm">
          <draw:text-box>
            <text:p text:style-name="P23"><text:span text:style-name="T9">1</text:span></text:p>
          </draw:text-box>
        </draw:frame>
        <draw:frame draw:style-name="gr28" draw:text-style-name="P24" draw:layer="layout" svg:width="0.7cm" svg:height="0.827cm" svg:x="3.401cm" svg:y="4.701cm">
          <draw:text-box>
            <text:p text:style-name="P23"><text:span text:style-name="T9">2</text:span></text:p>
          </draw:text-box>
        </draw:frame>
        <draw:frame draw:style-name="gr28" draw:text-style-name="P24" draw:layer="layout" svg:width="0.7cm" svg:height="0.827cm" svg:x="1.701cm" svg:y="7.002cm">
          <draw:text-box>
            <text:p text:style-name="P23"><text:span text:style-name="T9">4</text:span></text:p>
          </draw:text-box>
        </draw:frame>
        <draw:frame draw:style-name="gr28" draw:text-style-name="P24" draw:layer="layout" svg:width="0.7cm" svg:height="0.827cm" svg:x="5.101cm" svg:y="7.003cm">
          <draw:text-box>
            <text:p text:style-name="P23"><text:span text:style-name="T9">5</text:span></text:p>
          </draw:text-box>
        </draw:frame>
        <draw:frame draw:style-name="gr28" draw:text-style-name="P24" draw:layer="layout" svg:width="0.7cm" svg:height="0.827cm" svg:x="8.401cm" svg:y="7.004cm">
          <draw:text-box>
            <text:p text:style-name="P23"><text:span text:style-name="T9">6</text:span></text:p>
          </draw:text-box>
        </draw:frame>
        <draw:frame draw:style-name="gr28" draw:text-style-name="P24" draw:layer="layout" svg:width="0.7cm" svg:height="0.827cm" svg:x="6.701cm" svg:y="4.705cm">
          <draw:text-box>
            <text:p text:style-name="P23"><text:span text:style-name="T9">3</text:span></text:p>
          </draw:text-box>
        </draw:frame>
        <draw:custom-shape draw:style-name="gr35" draw:text-style-name="P20" draw:layer="layout" svg:width="2.098cm" svg:height="0.7cm" svg:x="1.001cm" svg:y="1cm">
          <text:p text:style-name="P25">Search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3" draw:text-style-name="P4" draw:layer="layout" svg:x1="6.731cm" svg:y1="2.34cm" svg:x2="5.831cm" svg:y2="3.54cm">
          <text:p/>
        </draw:line>
        <draw:frame draw:style-name="gr24" draw:text-style-name="P19" draw:layer="layout" svg:width="0.853cm" svg:height="0.963cm" svg:x="6.732cm" svg:y="1.34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503cm" svg:y="1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733cm" svg:y="1.341cm">
            <draw:text-box>
              <text:p text:style-name="P18"><text:span text:style-name="T1">D</text:span></text:p>
            </draw:text-box>
          </draw:frame>
        </draw:g>
        <draw:line draw:style-name="gr3" draw:text-style-name="P4" draw:layer="layout" svg:x1="7.632cm" svg:y1="2.34cm" svg:x2="8.532cm" svg:y2="3.54cm">
          <text:p/>
        </draw:line>
        <draw:frame draw:style-name="gr24" draw:text-style-name="P19" draw:layer="layout" svg:width="0.853cm" svg:height="0.963cm" svg:x="8.433cm" svg:y="3.6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8.204cm" svg:y="3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8.434cm" svg:y="3.64cm">
            <draw:text-box>
              <text:p text:style-name="P18"><text:span text:style-name="T1">E</text:span></text:p>
            </draw:text-box>
          </draw:frame>
        </draw:g>
        <draw:line draw:style-name="gr3" draw:text-style-name="P4" draw:layer="layout" svg:x1="9.333cm" svg:y1="4.639cm" svg:x2="10.233cm" svg:y2="5.839cm">
          <text:p/>
        </draw:line>
        <draw:line draw:style-name="gr3" draw:text-style-name="P4" draw:layer="layout" svg:x1="5.132cm" svg:y1="4.639cm" svg:x2="4.232cm" svg:y2="5.839cm">
          <text:p/>
        </draw:line>
        <draw:frame draw:style-name="gr24" draw:text-style-name="P19" draw:layer="layout" svg:width="0.853cm" svg:height="0.963cm" svg:x="5.133cm" svg:y="3.639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4.904cm" svg:y="3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5.134cm" svg:y="3.64cm">
            <draw:text-box>
              <text:p text:style-name="P18"><text:span text:style-name="T1">B</text:span></text:p>
            </draw:text-box>
          </draw:frame>
        </draw:g>
        <draw:line draw:style-name="gr3" draw:text-style-name="P4" draw:layer="layout" svg:x1="6.033cm" svg:y1="4.639cm" svg:x2="6.933cm" svg:y2="5.839cm">
          <text:p/>
        </draw:line>
        <draw:frame draw:style-name="gr24" draw:text-style-name="P19" draw:layer="layout" svg:width="0.853cm" svg:height="0.963cm" svg:x="6.834cm" svg:y="5.938cm">
          <draw:text-box>
            <text:p text:style-name="P18">a</text:p>
          </draw:text-box>
        </draw:frame>
        <draw:g>
          <draw:custom-shape draw:style-name="gr10" draw:text-style-name="P8" draw:layer="layout" svg:width="1.328cm" svg:height="1.267cm" svg:x="6.605cm" svg:y="5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6.835cm" svg:y="5.939cm">
            <draw:text-box>
              <text:p text:style-name="P18"><text:span text:style-name="T1">C</text:span></text:p>
            </draw:text-box>
          </draw:frame>
        </draw:g>
        <draw:g>
          <draw:custom-shape draw:style-name="gr10" draw:text-style-name="P8" draw:layer="layout" svg:width="1.328cm" svg:height="1.267cm" svg:x="3.206cm" svg:y="5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3.436cm" svg:y="5.939cm">
            <draw:text-box>
              <text:p text:style-name="P18"><text:span text:style-name="T1">A</text:span></text:p>
            </draw:text-box>
          </draw:frame>
        </draw:g>
        <draw:g>
          <draw:custom-shape draw:style-name="gr10" draw:text-style-name="P8" draw:layer="layout" svg:width="1.328cm" svg:height="1.267cm" svg:x="9.904cm" svg:y="5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0.134cm" svg:y="5.939cm">
            <draw:text-box>
              <text:p text:style-name="P18"><text:span text:style-name="T1">F</text:span></text:p>
            </draw:text-box>
          </draw:frame>
        </draw:g>
        <draw:custom-shape draw:style-name="gr36" draw:text-style-name="P20" draw:layer="layout" svg:width="1.998cm" svg:height="0.7cm" svg:x="0.499cm" svg:y="0.499cm">
          <text:p text:style-name="P25">Delete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  <draw:g>
          <draw:line draw:style-name="gr37" draw:text-style-name="P29" draw:layer="layout" svg:x1="11.399cm" svg:y1="5.699cm" svg:x2="9.699cm" svg:y2="7.299cm">
            <text:p/>
          </draw:line>
          <draw:line draw:style-name="gr37" draw:text-style-name="P29" draw:layer="layout" svg:x1="9.699cm" svg:y1="5.699cm" svg:x2="11.399cm" svg:y2="7.299cm">
            <text:p/>
          </draw:line>
        </draw:g>
        <draw:g>
          <draw:line draw:style-name="gr37" draw:text-style-name="P29" draw:layer="layout" svg:x1="9.699cm" svg:y1="3.399cm" svg:x2="7.999cm" svg:y2="4.999cm">
            <text:p/>
          </draw:line>
          <draw:line draw:style-name="gr37" draw:text-style-name="P29" draw:layer="layout" svg:x1="7.999cm" svg:y1="3.399cm" svg:x2="9.699cm" svg:y2="4.999cm">
            <text:p/>
          </draw:line>
        </draw:g>
        <draw:g>
          <draw:line draw:style-name="gr37" draw:text-style-name="P29" draw:layer="layout" svg:x1="6.399cm" svg:y1="3.399cm" svg:x2="4.699cm" svg:y2="4.999cm">
            <text:p/>
          </draw:line>
          <draw:line draw:style-name="gr37" draw:text-style-name="P29" draw:layer="layout" svg:x1="4.699cm" svg:y1="3.399cm" svg:x2="6.399cm" svg:y2="4.999cm">
            <text:p/>
          </draw:line>
        </draw:g>
        <draw:line draw:style-name="gr38" draw:text-style-name="P4" draw:layer="layout" svg:x1="7.799cm" svg:y1="1.699cm" svg:x2="11.899cm" svg:y2="1.699cm">
          <text:p/>
        </draw:line>
        <draw:line draw:style-name="gr3" draw:text-style-name="P4" draw:layer="layout" svg:x1="7.632cm" svg:y1="2.34cm" svg:x2="8.532cm" svg:y2="3.54cm">
          <text:p/>
        </draw:line>
        <draw:g>
          <draw:custom-shape draw:style-name="gr39" draw:text-style-name="P30" draw:layer="layout" svg:width="1.328cm" svg:height="1.267cm" svg:x="11.971cm" svg:y="1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12.201cm" svg:y="1.2cm">
            <draw:text-box>
              <text:p text:style-name="P31"><text:span text:style-name="T1">F</text:span></text:p>
            </draw:text-box>
          </draw:frame>
        </draw:g>
        <draw:custom-shape draw:style-name="gr40" draw:text-style-name="P34" draw:layer="layout" svg:width="0.6cm" svg:height="0.6cm" svg:x="13.099cm" svg:y="0.599cm">
          <text:p text:style-name="P3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5" draw:layer="layout" svg:x1="3.499cm" svg:y1="6.999cm" svg:x2="3.199cm" svg:y2="8.299cm">
          <text:p/>
        </draw:line>
        <draw:line draw:style-name="gr41" draw:text-style-name="P35" draw:layer="layout" svg:x1="4.252cm" svg:y1="6.989cm" svg:x2="4.552cm" svg:y2="8.289cm">
          <text:p/>
        </draw:line>
        <draw:line draw:style-name="gr41" draw:text-style-name="P35" draw:layer="layout" svg:x1="6.9cm" svg:y1="6.999cm" svg:x2="6.6cm" svg:y2="8.299cm">
          <text:p/>
        </draw:line>
        <draw:line draw:style-name="gr41" draw:text-style-name="P35" draw:layer="layout" svg:x1="7.653cm" svg:y1="6.989cm" svg:x2="7.953cm" svg:y2="8.289cm">
          <text:p/>
        </draw:line>
        <draw:g>
          <draw:custom-shape draw:style-name="gr39" draw:text-style-name="P30" draw:layer="layout" svg:width="1.328cm" svg:height="1.267cm" svg:x="7.299cm" svg:y="8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7.529cm" svg:y="8.433cm">
            <draw:text-box>
              <text:p text:style-name="P31"><text:span text:style-name="T1">J</text:span></text:p>
            </draw:text-box>
          </draw:frame>
        </draw:g>
        <draw:g>
          <draw:custom-shape draw:style-name="gr39" draw:text-style-name="P30" draw:layer="layout" svg:width="1.328cm" svg:height="1.267cm" svg:x="5.9cm" svg:y="8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6.13cm" svg:y="8.433cm">
            <draw:text-box>
              <text:p text:style-name="P31"><text:span text:style-name="T1">I</text:span></text:p>
            </draw:text-box>
          </draw:frame>
        </draw:g>
        <draw:g>
          <draw:custom-shape draw:style-name="gr39" draw:text-style-name="P30" draw:layer="layout" svg:width="1.328cm" svg:height="1.267cm" svg:x="3.901cm" svg:y="8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4.131cm" svg:y="8.433cm">
            <draw:text-box>
              <text:p text:style-name="P31"><text:span text:style-name="T1">H</text:span></text:p>
            </draw:text-box>
          </draw:frame>
        </draw:g>
        <draw:g>
          <draw:custom-shape draw:style-name="gr39" draw:text-style-name="P30" draw:layer="layout" svg:width="1.328cm" svg:height="1.267cm" svg:x="2.502cm" svg:y="8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2.732cm" svg:y="8.433cm">
            <draw:text-box>
              <text:p text:style-name="P31"><text:span text:style-name="T1">G</text:span></text:p>
            </draw:text-box>
          </draw:frame>
        </draw:g>
        <draw:g>
          <draw:line draw:style-name="gr37" draw:text-style-name="P29" draw:layer="layout" svg:x1="3.999cm" svg:y1="8.099cm" svg:x2="2.299cm" svg:y2="9.699cm">
            <text:p/>
          </draw:line>
          <draw:line draw:style-name="gr37" draw:text-style-name="P29" draw:layer="layout" svg:x1="2.299cm" svg:y1="8.099cm" svg:x2="3.999cm" svg:y2="9.699cm">
            <text:p/>
          </draw:line>
        </draw:g>
        <draw:g>
          <draw:custom-shape draw:style-name="gr39" draw:text-style-name="P30" draw:layer="layout" svg:width="1.328cm" svg:height="1.267cm" svg:x="4.671cm" svg:y="2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4.901cm" svg:y="2.133cm">
            <draw:text-box>
              <text:p text:style-name="P31"><text:span text:style-name="T1">C</text:span></text:p>
            </draw:text-box>
          </draw:frame>
        </draw:g>
        <draw:g>
          <draw:custom-shape draw:style-name="gr39" draw:text-style-name="P30" draw:layer="layout" svg:width="1.328cm" svg:height="1.267cm" svg:x="3.099cm" svg:y="3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2" draw:layer="layout" svg:width="0.853cm" svg:height="0.963cm" svg:x="3.329cm" svg:y="3.233cm">
            <draw:text-box>
              <text:p text:style-name="P31"><text:span text:style-name="T1">G</text:span></text:p>
            </draw:text-box>
          </draw:frame>
        </draw:g>
        <draw:custom-shape draw:style-name="gr40" draw:text-style-name="P34" draw:layer="layout" svg:width="0.6cm" svg:height="0.6cm" svg:x="4.999cm" svg:y="1.299cm">
          <text:p text:style-name="P3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0.6cm" svg:height="0.6cm" svg:x="2.999cm" svg:y="2.499cm">
          <text:p text:style-name="P33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14.78cm" svg:height="10.48cm" svg:x="0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732cm" svg:y1="2.04cm" svg:x2="5.832cm" svg:y2="3.24cm">
          <text:p/>
        </draw:line>
        <draw:frame draw:style-name="gr24" draw:text-style-name="P19" draw:layer="layout" svg:width="0.853cm" svg:height="0.963cm" svg:x="6.733cm" svg:y="1.04cm">
          <draw:text-box>
            <text:p text:style-name="P18">a</text:p>
          </draw:text-box>
        </draw:frame>
        <draw:custom-shape draw:style-name="gr10" draw:text-style-name="P8" draw:layer="layout" svg:width="1.328cm" svg:height="1.267cm" svg:x="6.504cm" svg:y="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633cm" svg:y1="2.04cm" svg:x2="8.533cm" svg:y2="3.24cm">
          <text:p/>
        </draw:line>
        <draw:frame draw:style-name="gr24" draw:text-style-name="P19" draw:layer="layout" svg:width="0.853cm" svg:height="0.963cm" svg:x="8.434cm" svg:y="3.339cm">
          <draw:text-box>
            <text:p text:style-name="P18">a</text:p>
          </draw:text-box>
        </draw:frame>
        <draw:custom-shape draw:style-name="gr10" draw:text-style-name="P8" draw:layer="layout" svg:width="1.328cm" svg:height="1.267cm" svg:x="8.205cm" svg:y="3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334cm" svg:y1="4.339cm" svg:x2="10.234cm" svg:y2="5.539cm">
          <text:p/>
        </draw:line>
        <draw:line draw:style-name="gr3" draw:text-style-name="P4" draw:layer="layout" svg:x1="5.133cm" svg:y1="4.339cm" svg:x2="4.233cm" svg:y2="5.539cm">
          <text:p/>
        </draw:line>
        <draw:frame draw:style-name="gr24" draw:text-style-name="P19" draw:layer="layout" svg:width="0.853cm" svg:height="0.963cm" svg:x="5.134cm" svg:y="3.339cm">
          <draw:text-box>
            <text:p text:style-name="P18">a</text:p>
          </draw:text-box>
        </draw:frame>
        <draw:custom-shape draw:style-name="gr10" draw:text-style-name="P8" draw:layer="layout" svg:width="1.328cm" svg:height="1.267cm" svg:x="4.905cm" svg:y="3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034cm" svg:y1="4.339cm" svg:x2="6.934cm" svg:y2="5.539cm">
          <text:p/>
        </draw:line>
        <draw:custom-shape draw:style-name="gr10" draw:text-style-name="P8" draw:layer="layout" svg:width="1.328cm" svg:height="1.267cm" svg:x="3.207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328cm" svg:height="1.267cm" svg:x="9.905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1.998cm" svg:height="0.7cm" svg:x="0.499cm" svg:y="0.499cm">
          <text:p text:style-name="P25">Insert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328cm" svg:height="1.267cm" svg:x="6.608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433cm" svg:y1="6.639cm" svg:x2="2.533cm" svg:y2="7.839cm">
          <text:p/>
        </draw:line>
        <draw:custom-shape draw:style-name="gr10" draw:text-style-name="P8" draw:layer="layout" svg:width="1.328cm" svg:height="1.267cm" svg:x="1.507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4" draw:layer="layout" svg:x1="8.699cm" svg:y1="4.499cm" svg:x2="8.799cm" svg:y2="5.499cm">
          <text:p/>
        </draw:line>
        <draw:custom-shape draw:style-name="gr39" draw:text-style-name="P8" draw:layer="layout" svg:width="1.328cm" svg:height="1.267cm" svg:x="8.107cm" svg:y="5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6" draw:layer="layout" svg:width="1.8cm" svg:height="1.7cm" svg:x="6.299cm" svg:y="0.6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1.8cm" svg:height="1.7cm" svg:x="7.999cm" svg:y="2.9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1.8cm" svg:height="1.7cm" svg:x="4.699cm" svg:y="2.9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1.8cm" svg:height="1.7cm" svg:x="2.999cm" svg:y="5.29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1.8cm" svg:height="1.7cm" svg:x="1.299cm" svg:y="7.59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0.6cm" svg:height="0.6cm" svg:x="3.499cm" svg:y="8.199cm">
          <text:p text:style-name="P3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3" draw:text-style-name="P1" draw:layer="layout" svg:width="20.98cm" svg:height="14.78cm" svg:x="0cm" svg:y="0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598cm" svg:height="0.7cm" svg:x="0.101cm" svg:y="3.499cm">
          <text:p text:style-name="P25">Level</text:p>
          <draw:enhanced-geometry svg:viewBox="0 0 21600 21600" draw:type="rectangle" draw:enhanced-path="M 0 0 L 21600 0 21600 21600 0 21600 0 0 Z N"/>
        </draw:custom-shape>
        <draw:g>
          <draw:line draw:style-name="gr3" draw:text-style-name="P4" draw:layer="layout" svg:x1="8.598cm" svg:y1="5.54cm" svg:x2="7.698cm" svg:y2="6.74cm">
            <text:p/>
          </draw:line>
          <draw:frame draw:style-name="gr24" draw:text-style-name="P19" draw:layer="layout" svg:width="0.853cm" svg:height="0.963cm" svg:x="8.599cm" svg:y="4.54cm">
            <draw:text-box>
              <text:p text:style-name="P18">a</text:p>
            </draw:text-box>
          </draw:frame>
          <draw:custom-shape draw:style-name="gr10" draw:text-style-name="P8" draw:layer="layout" svg:width="1.328cm" svg:height="1.267cm" svg:x="8.37cm" svg:y="4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499cm" svg:y1="5.54cm" svg:x2="10.399cm" svg:y2="6.74cm">
            <text:p/>
          </draw:line>
          <draw:frame draw:style-name="gr24" draw:text-style-name="P19" draw:layer="layout" svg:width="0.853cm" svg:height="0.963cm" svg:x="10.3cm" svg:y="6.839cm">
            <draw:text-box>
              <text:p text:style-name="P18">a</text:p>
            </draw:text-box>
          </draw:frame>
          <draw:custom-shape draw:style-name="gr10" draw:text-style-name="P8" draw:layer="layout" svg:width="1.328cm" svg:height="1.267cm" svg:x="10.071cm" svg:y="6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6.999cm" svg:y1="7.839cm" svg:x2="6.699cm" svg:y2="9.299cm">
            <text:p/>
          </draw:line>
          <draw:frame draw:style-name="gr24" draw:text-style-name="P19" draw:layer="layout" svg:width="0.853cm" svg:height="0.963cm" svg:x="7cm" svg:y="6.839cm">
            <draw:text-box>
              <text:p text:style-name="P18">a</text:p>
            </draw:text-box>
          </draw:frame>
          <draw:custom-shape draw:style-name="gr10" draw:text-style-name="P8" draw:layer="layout" svg:width="1.328cm" svg:height="1.267cm" svg:x="6.771cm" svg:y="6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cm" svg:y1="7.839cm" svg:x2="8.199cm" svg:y2="9.299cm">
            <text:p/>
          </draw:line>
          <draw:custom-shape draw:style-name="gr10" draw:text-style-name="P8" draw:layer="layout" svg:width="1.328cm" svg:height="1.267cm" svg:x="5.799cm" svg:y="9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1.328cm" svg:height="1.267cm" svg:x="7.599cm" svg:y="9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0.3cm" svg:y1="7.839cm" svg:x2="10cm" svg:y2="9.299cm">
            <text:p/>
          </draw:line>
          <draw:line draw:style-name="gr3" draw:text-style-name="P4" draw:layer="layout" svg:x1="11.201cm" svg:y1="7.839cm" svg:x2="11.5cm" svg:y2="9.299cm">
            <text:p/>
          </draw:line>
          <draw:custom-shape draw:style-name="gr10" draw:text-style-name="P8" draw:layer="layout" svg:width="1.328cm" svg:height="1.267cm" svg:x="9.1cm" svg:y="9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1.328cm" svg:height="1.267cm" svg:x="10.9cm" svg:y="9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4" draw:layer="layout" svg:x1="3.199cm" svg:y1="5.54cm" svg:x2="2.299cm" svg:y2="6.74cm">
            <text:p/>
          </draw:line>
          <draw:frame draw:style-name="gr24" draw:text-style-name="P19" draw:layer="layout" svg:width="0.853cm" svg:height="0.963cm" svg:x="3.2cm" svg:y="4.54cm">
            <draw:text-box>
              <text:p text:style-name="P18">a</text:p>
            </draw:text-box>
          </draw:frame>
          <draw:custom-shape draw:style-name="gr10" draw:text-style-name="P8" draw:layer="layout" svg:width="1.328cm" svg:height="1.267cm" svg:x="2.971cm" svg:y="4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4.1cm" svg:y1="5.54cm" svg:x2="5cm" svg:y2="6.74cm">
            <text:p/>
          </draw:line>
          <draw:frame draw:style-name="gr24" draw:text-style-name="P19" draw:layer="layout" svg:width="0.853cm" svg:height="0.963cm" svg:x="4.901cm" svg:y="6.839cm">
            <draw:text-box>
              <text:p text:style-name="P18">a</text:p>
            </draw:text-box>
          </draw:frame>
          <draw:custom-shape draw:style-name="gr10" draw:text-style-name="P8" draw:layer="layout" svg:width="1.328cm" svg:height="1.267cm" svg:x="4.672cm" svg:y="6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9" draw:layer="layout" svg:width="0.853cm" svg:height="0.963cm" svg:x="1.601cm" svg:y="6.839cm">
            <draw:text-box>
              <text:p text:style-name="P18">a</text:p>
            </draw:text-box>
          </draw:frame>
          <draw:custom-shape draw:style-name="gr10" draw:text-style-name="P8" draw:layer="layout" svg:width="1.328cm" svg:height="1.267cm" svg:x="1.372cm" svg:y="6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36" draw:layer="layout" svg:width="0.7cm" svg:height="0.8cm" svg:x="0.199cm" svg:y="4.599cm">
          <text:p text:style-name="P37">1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0.199cm" svg:y="6.899cm">
          <text:p text:style-name="P37">2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0.199cm" svg:y="9.399cm">
          <text:p text:style-name="P37">3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1cm" svg:height="0.7cm" svg:x="12.499cm" svg:y="3.499cm">
          <text:p text:style-name="P25">Nodes in level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3.2cm" svg:height="0.7cm" svg:x="17.599cm" svg:y="3.499cm">
          <text:p text:style-name="P25">Total nodes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2.899cm" svg:y="4.599cm">
          <text:p text:style-name="P37">1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5.599cm" svg:y="4.599cm">
          <text:p text:style-name="P37">2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8.799cm" svg:y="4.599cm">
          <text:p text:style-name="P37">1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2.899cm" svg:y="6.899cm">
          <text:p text:style-name="P37">2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5.599cm" svg:y="6.899cm">
          <text:p text:style-name="P37">2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8.799cm" svg:y="6.899cm">
          <text:p text:style-name="P37">3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2.899cm" svg:y="9.399cm">
          <text:p text:style-name="P37">4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5.599cm" svg:y="9.399cm">
          <text:p text:style-name="P37">2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0.7cm" svg:height="0.8cm" svg:x="18.799cm" svg:y="9.399cm">
          <text:p text:style-name="P37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15T17:06:23.306828147</dc:date>
    <meta:editing-duration>PT10H26M42S</meta:editing-duration>
    <meta:editing-cycles>75</meta:editing-cycles>
    <meta:generator>LibreOffice/6.4.6.2$Linux_X86_64 LibreOffice_project/40$Build-2</meta:generator>
    <meta:document-statistic meta:object-count="452"/>
  </office:meta>
</office:document-meta>
</file>